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84pt"/>
    </style:style>
    <style:style style:name="co2" style:family="table-column">
      <style:table-column-properties fo:break-before="auto" style:column-width="327.29pt"/>
    </style:style>
    <style:style style:name="co3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28.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94070a" style:text-align-source="fix" style:repeat-content="false"/>
      <style:paragraph-properties fo:text-align="center" fo:margin-left="0pt"/>
      <style:text-properties style:use-window-font-color="true" style:font-name="Arial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  <style:text-properties style:font-name="Arial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pt"/>
      <style:text-properties style:font-name="Arial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pt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4" table:number-columns-repeated="1019" table:default-cell-style-name="ce5"/>
        <table:table-row table:style-name="ro1">
          <table:table-cell table:style-name="ce1" office:value-type="string" calcext:value-type="string">
            <text:p>RAW MATERIAL CALCULATION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 calcext:value-type="string">
            <text:p>FINISHED GOODS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 table:number-columns-spanned="2" table:number-rows-spanned="1">
            <text:p>PRODUCT</text:p>
          </table:table-cell>
          <table:covered-table-cell table:style-name="ce3"/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UOM</text:p>
          </table:table-cell>
          <table:table-cell table:style-name="ce3" office:value-type="string" calcext:value-type="string">
            <text:p>BOM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5" table:number-rows-spanned="1">
            <text:p><text:a xlink:href="python://for%20each=%22wiz_detail%20in%20o.detail_ids%22" xlink:type="simple">START LOOP</text:a>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2" table:number-rows-spanned="1">
            <text:p><text:a xlink:href="python://wiz_detail.product_id.name" xlink:type="simple">PRODUCT</text:a></text:p>
          </table:table-cell>
          <table:covered-table-cell table:style-name="ce6"/>
          <table:table-cell table:style-name="ce7" office:value-type="string" calcext:value-type="string">
            <text:p><text:a xlink:href="python://wiz_detail.quantity" xlink:type="simple">QTY</text:a></text:p>
          </table:table-cell>
          <table:table-cell table:style-name="ce8" office:value-type="string" calcext:value-type="string">
            <text:p><text:a xlink:href="python://wiz_detail.uom_id.name" xlink:type="simple">UOM</text:a></text:p>
          </table:table-cell>
          <table:table-cell table:style-name="ce8" office:value-type="string" calcext:value-type="string">
            <text:p><text:a xlink:href="python://wiz_detail.bom_id.name" xlink:type="simple">BOM</text:a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5" table:number-rows-spanned="1">
            <text:p><text:a xlink:href="python:///for" xlink:type="simple">END LOOP</text:a>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 calcext:value-type="string">
            <text:p>RAW MATERIAL CALCULATI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2" table:number-rows-spanned="1">
            <text:p>PRODUCT</text:p>
          </table:table-cell>
          <table:covered-table-cell table:style-name="ce3"/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UOM</text:p>
          </table:table-cell>
          <table:table-cell table:number-columns-repeated="1020"/>
        </table:table-row>
        <table:table-row table:style-name="ro2">
          <table:table-cell office:value-type="string" calcext:value-type="string" table:number-columns-spanned="4" table:number-rows-spanned="1">
            <text:p><text:a xlink:href="python://for%20each=%22detail%20in%20line()%22" xlink:type="simple">START LOOP</text:a>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2" table:number-rows-spanned="1">
            <text:p><text:a xlink:href="python://detail.name" xlink:type="simple">PRODUCT</text:a></text:p>
          </table:table-cell>
          <table:covered-table-cell table:style-name="ce6"/>
          <table:table-cell table:style-name="ce7" office:value-type="string" calcext:value-type="string">
            <text:p><text:a xlink:href="python://detail.product_qty" xlink:type="simple">QTY</text:a></text:p>
          </table:table-cell>
          <table:table-cell table:style-name="ce8" office:value-type="string" calcext:value-type="string">
            <text:p><text:a xlink:href="python://detail.uom" xlink:type="simple">UoM</text:a></text:p>
          </table:table-cell>
          <table:table-cell table:number-columns-repeated="1020"/>
        </table:table-row>
        <table:table-row table:style-name="ro2">
          <table:table-cell office:value-type="string" calcext:value-type="string" table:number-columns-spanned="4" table:number-rows-spanned="1">
            <text:p><text:a xlink:href="python:///for" xlink:type="simple">END LOOP</text:a></text:p>
          </table:table-cell>
          <table:covered-table-cell table:number-columns-repeated="3"/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22:11:33.095895075</meta:creation-date>
    <dc:date>2020-04-10T01:24:09.542259218</dc:date>
    <meta:editing-duration>PT2H59M30S</meta:editing-duration>
    <meta:editing-cycles>22</meta:editing-cycles>
    <meta:generator>LibreOffice/6.0.7.3$Linux_X86_64 LibreOffice_project/00m0$Build-3</meta:generator>
    <meta:document-statistic meta:table-count="1" meta:cell-count="21" meta:object-count="0"/>
  </office:meta>
</office:document-meta>
</file>